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normal" officeooo:rsid="0026d220" officeooo:paragraph-rsid="0026d220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10pt" fo:font-weight="bold" officeooo:rsid="0026d220" officeooo:paragraph-rsid="0026d220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24e4e3" officeooo:paragraph-rsid="0024e4e3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26d220" officeooo:paragraph-rsid="0027ec2c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26d220" officeooo:paragraph-rsid="0026d220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2aab64" officeooo:paragraph-rsid="002aab64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normal" officeooo:rsid="0026d220" officeooo:paragraph-rsid="0027ec2c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26d220" officeooo:paragraph-rsid="0026d220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2aab64" officeooo:paragraph-rsid="002aab64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nerative Adversarial Nets</text:p>
      <text:p text:style-name="P1">Goodfellow and Bengio</text:p>
      <text:p text:style-name="P1">Paper introducing the generative adversarial networks. Everything you do is build on it. I think it is best to skip chapter 4. I do not think I understand it myself</text:p>
      <text:p text:style-name="P3"/>
      <text:p text:style-name="P3"/>
      <text:p text:style-name="P3"/>
      <text:p text:style-name="P3">Unpaired Image-to-Image Translation using Cycle-Consistent Adversarial Networks</text:p>
      <text:p text:style-name="P1">Zhu and Park</text:p>
      <text:p text:style-name="P1">Paper introducing the cycleGAN.</text:p>
      <text:p text:style-name="P1"/>
      <text:p text:style-name="P1"/>
      <text:p text:style-name="P1"/>
      <text:p text:style-name="P2">On the replication of CycleGAN</text:p>
      <text:p text:style-name="P9">Robin Elbers and Acuarelli</text:p>
      <text:p text:style-name="P9">A semester thesis that could help you with understanding the GANs</text:p>
      <text:p text:style-name="P1"/>
      <text:p text:style-name="P1"/>
      <text:p text:style-name="P1"/>
      <text:p text:style-name="P2">UDCT: Unsupervised data to content transformation with histogram-matching cycle-consistent generative adversarial networks</text:p>
      <text:p text:style-name="P1">Ihle and Forro</text:p>
      <text:p text:style-name="P7">Our paper that builds on top of the cycleGAN</text:p>
      <text:p text:style-name="P7"/>
      <text:p text:style-name="P7"/>
      <text:p text:style-name="P7"/>
      <text:p text:style-name="P4">Automated Segmentation of Epithelial Tissue Using Cycle-Consistent Generative Adversarial Networks</text:p>
      <text:p text:style-name="P9">Häring and Eule</text:p>
      <text:p text:style-name="P9">An approach that is similar to what we have been doing</text:p>
      <text:p text:style-name="P9"/>
      <text:p text:style-name="P9"/>
      <text:p text:style-name="P9"/>
      <text:p text:style-name="P6">Count-ception: Counting by Fully Convolutional Redundant Counting</text:p>
      <text:p text:style-name="P9">Cohen and Bengio</text:p>
      <text:p text:style-name="P9">The supervised network architecture that we are trying to compare our cycleGAN 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Ihle</meta:initial-creator>
    <meta:creation-date>2018-08-23T17:32:48.299927045</meta:creation-date>
    <dc:date>2019-03-04T12:46:54.934281621</dc:date>
    <dc:creator>Stephan Ihle</dc:creator>
    <meta:editing-duration>PT38M15S</meta:editing-duration>
    <meta:editing-cycles>11</meta:editing-cycles>
    <meta:generator>LibreOffice/6.0.6.2$Linux_X86_64 LibreOffice_project/00$Build-2</meta:generator>
    <meta:document-statistic meta:table-count="0" meta:image-count="0" meta:object-count="0" meta:page-count="1" meta:paragraph-count="18" meta:word-count="141" meta:character-count="964" meta:non-whitespace-character-count="841"/>
  </office:meta>
</office:document-meta>
</file>